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style:font-name="DejaVu Sans Mono" fo:font-size="15pt" fo:language="en" fo:country="US" officeooo:rsid="0000a99c" officeooo:paragraph-rsid="0000a99c" style:font-size-asian="15pt" style:font-size-complex="15pt"/>
    </style:style>
    <style:style style:name="P2" style:family="paragraph" style:parent-style-name="Standard">
      <style:paragraph-properties fo:line-height="150%" fo:text-align="start" style:justify-single-word="false"/>
      <style:text-properties style:font-name="DejaVu Sans Mono" fo:font-size="15pt" fo:language="en" fo:country="US" officeooo:rsid="0000a99c" officeooo:paragraph-rsid="0000a99c" style:font-size-asian="15pt" style:font-size-complex="15pt"/>
    </style:style>
    <style:style style:name="P3" style:family="paragraph" style:parent-style-name="Standard" style:list-style-name="L1">
      <style:paragraph-properties fo:line-height="115%" fo:text-align="center" style:justify-single-word="false">
        <style:tab-stops>
          <style:tab-stop style:position="13.233cm"/>
        </style:tab-stops>
      </style:paragraph-properties>
      <style:text-properties fo:font-size="15pt" officeooo:rsid="0000a99c" officeooo:paragraph-rsid="0000a99c" style:font-size-asian="15pt" style:font-size-complex="15pt"/>
    </style:style>
    <style:style style:name="P4" style:family="paragraph" style:parent-style-name="Standard" style:list-style-name="L4">
      <style:paragraph-properties fo:text-align="start" style:justify-single-word="false"/>
      <style:text-properties fo:font-size="15pt" fo:font-weight="bold" officeooo:rsid="000258c3" officeooo:paragraph-rsid="000258c3" style:font-size-asian="15pt" style:font-weight-asian="bold" style:font-size-complex="15pt" style:font-weight-complex="bold"/>
    </style:style>
    <style:style style:name="P5" style:family="paragraph" style:parent-style-name="Standard" style:list-style-name="L1">
      <style:paragraph-properties fo:text-align="start" style:justify-single-word="false"/>
      <style:text-properties fo:font-size="10pt" fo:language="en" fo:country="US" officeooo:rsid="0000a99c" officeooo:paragraph-rsid="0000a99c" style:font-size-asian="10pt" style:font-size-complex="10pt"/>
    </style:style>
    <style:style style:name="P6" style:family="paragraph" style:parent-style-name="Standard" style:list-style-name="L1">
      <style:paragraph-properties fo:text-align="start" style:justify-single-word="false"/>
      <style:text-properties style:font-name="DejaVu Serif" fo:font-size="10pt" fo:language="en" fo:country="US" officeooo:rsid="0000a99c" officeooo:paragraph-rsid="0000a99c" style:font-size-asian="10pt" style:font-size-complex="10pt"/>
    </style:style>
    <style:style style:name="P7" style:family="paragraph" style:parent-style-name="Standard">
      <style:paragraph-properties fo:text-align="start" style:justify-single-word="false"/>
      <style:text-properties style:font-name="DejaVu Serif" fo:font-size="10pt" fo:language="en" fo:country="US" officeooo:rsid="0000a99c" officeooo:paragraph-rsid="0000a99c" style:font-size-asian="10pt" style:font-size-complex="10pt"/>
    </style:style>
    <style:style style:name="P8" style:family="paragraph" style:parent-style-name="Standard" style:list-style-name="L3">
      <style:paragraph-properties fo:text-align="start" style:justify-single-word="false"/>
      <style:text-properties style:font-name="DejaVu Serif" fo:font-size="10pt" fo:language="en" fo:country="US" officeooo:rsid="0000a99c" officeooo:paragraph-rsid="0000a99c" style:font-size-asian="10pt" style:font-size-complex="10pt"/>
    </style:style>
    <style:style style:name="P9" style:family="paragraph" style:parent-style-name="Standard">
      <style:paragraph-properties fo:text-align="start" style:justify-single-word="false"/>
      <style:text-properties style:font-name="DejaVu Serif" fo:font-size="15pt" fo:language="en" fo:country="US" officeooo:rsid="0000a99c" officeooo:paragraph-rsid="0000a99c" style:font-size-asian="15pt" style:font-size-complex="15pt"/>
    </style:style>
    <style:style style:name="T1" style:family="text">
      <style:text-properties style:font-name="DejaVu Sans Mono"/>
    </style:style>
    <style:style style:name="T2" style:family="text">
      <style:text-properties style:font-name="DejaVu Sans Mono"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4">
        <text:list-item>
          <text:p text:style-name="P4"><text:span text:style-name="T1">CAPITOLO 1</text:span></text:p>
        </text:list-item>
      </text:list>
      <text:list xml:id="list4123794567" text:style-name="L1">
        <text:list-header>
          <text:p text:style-name="P3"><text:span text:style-name="T1">DESCRIZIONE PROGETTO</text:span></text:p>
          <text:p text:style-name="P6">Si vuole progettare una base di dati per la gestione dei dipendenti e dei progetti all'interno di un'azienda di sviluppo software. Il sistema tiene traccia delle tasks all'interno di un'azienda per un determinato progetto. L'azienda è suddivisa in dipartimenti, ogni dipartimento ha dei manager e dipendenti. I dipendenti eseguono tasks relativi a uno o più progetti. Ogni progetto ha un budget stanziato e le risorse devono essere allocate e monitorate in base a questo budget. L'accesso alla piattaforma si effettua, attraverso un'account identificato univocamente da un'id ed un'email, inoltre di un'account si vuole conoscere nome e cognome del dipendente o manager, ed una password per effettuare il login. Un'account si suddivide in due categorie: manager e dipendente. Di manager si vuole tener traccia di un'id univoco che lo identifica, il nome, cognome, Email, e telefono. Mentre di dipendente si vuole tener traccia di un'id univoco che lo identifica, nome, cognome, email, e numero di telefono. Per ogni progetto bisogna tener traccia dell'id del progetto, il nome del progetto, una descrizione del progetto, data inizio, data fine. Di ogni progetto si vuole tener traccia del budget istanziato per quel progetto, budget speso effettivo per quel progetto. Per ogni progetto si vuole tener traccia delle tasks assegnate a quel progetto, delle quali vogliamo tener traccia di una descrizione della task, la data di inizio task, data di fine task, lo stato della task (in corso, completata, sospesa). Inoltre ogni dipendente e manager fanno riferimento ad un dipartimento, di cui vogliamo memorizzare il nome del dipartimento, il numero di dipendenti che ha quel dipartimento.</text:p>
          <text:p text:style-name="P6"/>
          <text:p text:style-name="P6"/>
        </text:list-header>
      </text:list>
      <text:p text:style-name="P1">SPECIFICHE DELLA REALTA’ D’INTERESSE</text:p>
      <text:list text:style-name="L3">
        <text:list-header>
          <text:p text:style-name="P8">La realtà che andiamo a rappresentare riguarda la gestione dei progetti e dei dipendenti riguardanti ad una determinata azienda di sviluppo software. Questo sistema dovrebbe garantire un monitoraggio efficiente delle attività aziendali e dei progetti, ottimizzando la gestione delle risorse e del budget. Lo scopo principale è facilitare la tracciabilità e la gestione dei task e fornire dati in tempo reale ai manager per una corretta allocazione delle risorse. Nella realtà che interessa la piattaforma che andiamo a rappresentare, è necessario l'accesso mediante un account manager per poter aver accesso alla gestione di tutte le tasks riguardati un progetto di un determinato dipartimento. Mentre un dipendente può vedere tutte le tasks che gli sono state assegnate su un determinato progetto su cui sta lavorando, tramite l'accesso di un account dipendete. Un manager può delegare, eliminare, o modificare determinate tasks per un determinato o determinati dipendenti per un determinato progetto. Un dipendente può visualizzare le tasks assegnate. Determinate tasks di un determinato progetto vengono delegate ad un determinato dipendete da parte di un manager. La piattaforma tiene anche traccia del budget istanziato per un determinato progetto, e di chi ha finanziato il progetto. La piattaforma si impegna a fornire informazioni in tempo reale delle tasks che devono essere portate a termine.</text:p>
        </text:list-header>
      </text:list>
      <text:p text:style-name="P2"/>
      <text:p text:style-name="P7"/>
      <text:p text:style-name="P9"/>
      <text:list text:continue-list="list4123794567" text:style-name="L1">
        <text:list-header>
          <text:p text:style-name="P5"><text:span text:style-name="T1"/></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0:36:02.500053786</meta:creation-date>
    <dc:date>2024-10-29T10:49:22.285033236</dc:date>
    <meta:editing-duration>PT1M23S</meta:editing-duration>
    <meta:editing-cycles>1</meta:editing-cycles>
    <meta:document-statistic meta:table-count="0" meta:image-count="0" meta:object-count="0" meta:page-count="1" meta:paragraph-count="8" meta:word-count="486" meta:character-count="3160" meta:non-whitespace-character-count="2686"/>
    <meta:generator>LibreOffice/24.2.6.2$Linux_X86_64 LibreOffice_project/420$Build-2</meta:generator>
  </office:meta>
</office:document-meta>
</file>